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28c6" officeooo:paragraph-rsid="001328c6"/>
    </style:style>
    <style:style style:name="P2" style:family="paragraph" style:parent-style-name="Standard" style:list-style-name="L1">
      <style:text-properties officeooo:rsid="001328c6" officeooo:paragraph-rsid="001328c6"/>
    </style:style>
    <style:style style:name="P3" style:family="paragraph" style:parent-style-name="Standard">
      <style:text-properties officeooo:rsid="001328c6" officeooo:paragraph-rsid="00143f8a"/>
    </style:style>
    <style:style style:name="P4" style:family="paragraph" style:parent-style-name="Standard">
      <style:text-properties officeooo:rsid="00143f8a" officeooo:paragraph-rsid="00143f8a"/>
    </style:style>
    <style:style style:name="P5" style:family="paragraph" style:parent-style-name="Standard">
      <style:text-properties fo:font-weight="bold" officeooo:paragraph-rsid="00143f8a" style:font-weight-asian="bold" style:font-weight-complex="bold"/>
    </style:style>
    <style:style style:name="P6" style:family="paragraph" style:parent-style-name="Standard">
      <style:text-properties fo:font-weight="bold" officeooo:rsid="00143f8a" officeooo:paragraph-rsid="00143f8a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43f8a" officeooo:paragraph-rsid="00143f8a" style:font-weight-asian="bold" style:font-weight-complex="bold"/>
    </style:style>
    <style:style style:name="T1" style:family="text">
      <style:text-properties officeooo:rsid="0011d4d5"/>
    </style:style>
    <style:style style:name="T2" style:family="text">
      <style:text-properties officeooo:rsid="0011ef5f"/>
    </style:style>
    <style:style style:name="T3" style:family="text">
      <style:text-properties officeooo:rsid="0012cdc1"/>
    </style:style>
    <style:style style:name="T4" style:family="text">
      <style:text-properties officeooo:rsid="00143f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I did the following changes to the standard class:</text:p>
      <text:p text:style-name="P1"/>
      <text:list xml:id="list2190040800" text:style-name="L1">
        <text:list-item>
          <text:p text:style-name="P2">Intelligent turn control based on laser angle, so robot can choose the best turn side on every turn, <text:span text:style-name="T4">laser data angle is sortened by -1.14 in the most left measurement and 1.14 in the rightest one, so using a flag in 0, we can tell the robot to choose between left and right turns, I did this one expecting the robot motion seems less dummy and more realistic, and is the result I got.</text:span></text:p>
        </text:list-item>
        <text:list-item>
          <text:p text:style-name="P2">Acceleration system, based on a real driver, on larger speeds, sensors are activated between a sort period, in order to control the speed, <text:span text:style-name="T4">speed starts at 300 mm/s, and on large straight paths, it’s up to 900, the speed is the denominator in a sleep sentence, so it’s sleeps less when speeds are higher, this one aim was to approach more map in the same time, so swept component results improve.</text:span></text:p>
        </text:list-item>
        <text:list-item>
          <text:p text:style-name="P2">Trimmed laser data, <text:span text:style-name="T4">to get a better obstacles info, this one is neccesary so the threshold can be better tunned and for the robot not to being dumb on the corners.</text:span></text:p>
        </text:list-item>
      </text:list>
      <text:p text:style-name="P1"/>
      <text:p text:style-name="P4">With the changes described above, I got the following result:</text:p>
      <text:p text:style-name="P4"/>
      <text:p text:style-name="P5">Attempt 1: 64.8 %</text:p>
      <text:p text:style-name="P5">Attempt <text:span text:style-name="T1">2</text:span>: 6<text:span text:style-name="T1">0.8</text:span> %</text:p>
      <text:p text:style-name="P5">Attempt <text:span text:style-name="T2">3</text:span>: 6<text:span text:style-name="T2">1.44</text:span> %</text:p>
      <text:p text:style-name="P5">Attempt <text:span text:style-name="T3">4</text:span>: 6<text:span text:style-name="T3">0.48</text:span> %</text:p>
      <text:p text:style-name="P6">Attempt <text:span text:style-name="T3">5</text:span>: 61<text:span text:style-name="T3">.</text:span>28 %</text:p>
      <text:p text:style-name="P6"/>
      <text:p text:style-name="P7">Averaged: 61,76 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3.2$Linux_X86_64 LibreOffice_project/00m0$Build-2</meta:generator>
    <meta:editing-cycles>0</meta:editing-cycles>
    <meta:editing-duration>P0D</meta:editing-duration>
    <meta:document-statistic meta:table-count="0" meta:image-count="0" meta:object-count="0" meta:page-count="1" meta:paragraph-count="11" meta:word-count="221" meta:character-count="1162" meta:non-whitespace-character-count="955"/>
  </office:meta>
</office:document-meta>
</file>